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C7000000501D1A812F4DF27FCA.png" manifest:media-type="image/png"/>
  <manifest:file-entry manifest:full-path="Pictures/100000000000016F000000DCC470DDB51714D6F3.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704cm" style:rel-column-width="14279*"/>
    </style:style>
    <style:style style:name="Tableau1.B" style:family="table-column">
      <style:table-column-properties style:column-width="13.296cm" style:rel-column-width="5125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5" style:family="table-row">
      <style:table-row-properties style:min-row-height="0.972cm"/>
    </style:style>
    <style:style style:name="P1"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Calibri" fo:font-size="10pt" fo:language="fr" fo:country="FR" officeooo:rsid="003301a8" officeooo:paragraph-rsid="003301a8" style:font-name-asian="Calibri2" style:font-size-asian="10pt" style:font-name-complex="Calibri2" style:font-size-complex="10pt"/>
    </style:style>
    <style:style style:name="P2" style:family="paragraph" style:parent-style-name="Standard">
      <style:paragraph-properties fo:margin-top="0cm" fo:margin-bottom="0cm" loext:contextual-spacing="false"/>
      <style:text-properties fo:language="fr" fo:country="FR" officeooo:paragraph-rsid="0031f72a"/>
    </style:style>
    <style:style style:name="P3" style:family="paragraph" style:parent-style-name="Standard">
      <style:paragraph-properties fo:margin-top="0cm" fo:margin-bottom="0cm" loext:contextual-spacing="false" fo:text-align="justify" style:justify-single-word="false" fo:padding="0.074cm" fo:border-left="none" fo:border-right="none" fo:border-top="none" fo:border-bottom="0.06pt solid #000000" style:join-border="false"/>
      <style:text-properties fo:font-size="18pt" officeooo:rsid="003301a8" officeooo:paragraph-rsid="0034f49d" style:font-size-asian="18pt" style:font-size-complex="18pt"/>
    </style:style>
    <style:style style:name="P4" style:family="paragraph" style:parent-style-name="Table_20_Contents">
      <style:text-properties officeooo:rsid="0017ea45" officeooo:paragraph-rsid="0017ea45"/>
    </style:style>
    <style:style style:name="P5" style:family="paragraph" style:parent-style-name="Table_20_Contents">
      <style:paragraph-properties fo:text-align="justify" style:justify-single-word="false"/>
      <style:text-properties officeooo:rsid="0017ea45" officeooo:paragraph-rsid="0017ea45"/>
    </style:style>
    <style:style style:name="P6" style:family="paragraph" style:parent-style-name="Table_20_Contents">
      <style:text-properties officeooo:rsid="001ae4c6" officeooo:paragraph-rsid="001ae4c6"/>
    </style:style>
    <style:style style:name="P7" style:family="paragraph" style:parent-style-name="Table_20_Contents">
      <style:paragraph-properties fo:text-align="justify" style:justify-single-word="false"/>
      <style:text-properties officeooo:rsid="001ae4c6" officeooo:paragraph-rsid="001ae4c6"/>
    </style:style>
    <style:style style:name="P8" style:family="paragraph" style:parent-style-name="Table_20_Contents">
      <style:text-properties officeooo:rsid="001d06a5" officeooo:paragraph-rsid="001d06a5"/>
    </style:style>
    <style:style style:name="P9" style:family="paragraph" style:parent-style-name="Table_20_Contents">
      <style:paragraph-properties fo:text-align="justify" style:justify-single-word="false"/>
      <style:text-properties officeooo:rsid="001d06a5" officeooo:paragraph-rsid="001ee36b"/>
    </style:style>
    <style:style style:name="P10" style:family="paragraph" style:parent-style-name="Table_20_Contents">
      <style:text-properties officeooo:rsid="001ee36b" officeooo:paragraph-rsid="001ee36b"/>
    </style:style>
    <style:style style:name="P11" style:family="paragraph" style:parent-style-name="Table_20_Contents">
      <style:paragraph-properties fo:text-align="justify" style:justify-single-word="false"/>
      <style:text-properties officeooo:rsid="001ee36b" officeooo:paragraph-rsid="001ee36b"/>
    </style:style>
    <style:style style:name="P12" style:family="paragraph" style:parent-style-name="Table_20_Contents">
      <style:text-properties officeooo:rsid="00209630" officeooo:paragraph-rsid="00209630"/>
    </style:style>
    <style:style style:name="P13" style:family="paragraph" style:parent-style-name="Table_20_Contents">
      <style:paragraph-properties fo:text-align="justify" style:justify-single-word="false"/>
      <style:text-properties officeooo:rsid="00209630" officeooo:paragraph-rsid="00209630"/>
    </style:style>
    <style:style style:name="P14" style:family="paragraph" style:parent-style-name="Table_20_Contents">
      <style:text-properties officeooo:rsid="00230de6" officeooo:paragraph-rsid="00230de6"/>
    </style:style>
    <style:style style:name="P15" style:family="paragraph" style:parent-style-name="Table_20_Contents">
      <style:paragraph-properties fo:text-align="justify" style:justify-single-word="false"/>
      <style:text-properties officeooo:rsid="00230de6" officeooo:paragraph-rsid="00230de6"/>
    </style:style>
    <style:style style:name="P16" style:family="paragraph" style:parent-style-name="Table_20_Contents">
      <style:paragraph-properties fo:text-align="justify" style:justify-single-word="false"/>
      <style:text-properties officeooo:rsid="00230de6" officeooo:paragraph-rsid="002b0917"/>
    </style:style>
    <style:style style:name="P17" style:family="paragraph" style:parent-style-name="Table_20_Contents">
      <style:text-properties officeooo:rsid="00294524" officeooo:paragraph-rsid="00294524"/>
    </style:style>
    <style:style style:name="P18" style:family="paragraph" style:parent-style-name="Table_20_Contents">
      <style:paragraph-properties fo:text-align="justify" style:justify-single-word="false"/>
      <style:text-properties officeooo:rsid="00294524" officeooo:paragraph-rsid="00294524"/>
    </style:style>
    <style:style style:name="P19" style:family="paragraph" style:parent-style-name="Table_20_Contents">
      <style:paragraph-properties fo:text-align="center" style:justify-single-word="false"/>
      <style:text-properties fo:font-weight="bold" officeooo:rsid="0037c5e8" officeooo:paragraph-rsid="0037c5e8" style:font-weight-asian="bold" style:font-weight-complex="bold"/>
    </style:style>
    <style:style style:name="P20" style:family="paragraph" style:parent-style-name="Table_20_Contents">
      <style:text-properties fo:font-weight="normal" officeooo:rsid="002b0917" officeooo:paragraph-rsid="002b0917" style:font-weight-asian="normal" style:font-weight-complex="normal"/>
    </style:style>
    <style:style style:name="P21" style:family="paragraph" style:parent-style-name="Table_20_Contents">
      <style:text-properties fo:font-weight="normal" officeooo:rsid="002d08a5" officeooo:paragraph-rsid="002d08a5" style:font-weight-asian="normal" style:font-weight-complex="normal"/>
    </style:style>
    <style:style style:name="P22" style:family="paragraph" style:parent-style-name="Table_20_Contents">
      <style:text-properties fo:font-weight="normal" officeooo:rsid="002d1c44" officeooo:paragraph-rsid="002d1c44" style:font-weight-asian="normal" style:font-weight-complex="normal"/>
    </style:style>
    <style:style style:name="P23" style:family="paragraph" style:parent-style-name="Table_20_Contents">
      <style:text-properties fo:font-weight="normal" officeooo:rsid="002f7623" officeooo:paragraph-rsid="002f7623" style:font-weight-asian="normal" style:font-weight-complex="normal"/>
    </style:style>
    <style:style style:name="P24" style:family="paragraph" style:parent-style-name="Table_20_Contents">
      <style:text-properties officeooo:rsid="002b0917" officeooo:paragraph-rsid="002b0917"/>
    </style:style>
    <style:style style:name="P25" style:family="paragraph" style:parent-style-name="Table_20_Contents">
      <style:paragraph-properties fo:text-align="justify" style:justify-single-word="false"/>
      <style:text-properties officeooo:rsid="002b0917" officeooo:paragraph-rsid="002b0917"/>
    </style:style>
    <style:style style:name="P26" style:family="paragraph" style:parent-style-name="Table_20_Contents">
      <style:paragraph-properties fo:text-align="justify" style:justify-single-word="false"/>
      <style:text-properties officeooo:rsid="002d08a5" officeooo:paragraph-rsid="002d08a5"/>
    </style:style>
    <style:style style:name="P27" style:family="paragraph" style:parent-style-name="Table_20_Contents">
      <style:paragraph-properties fo:text-align="justify" style:justify-single-word="false"/>
      <style:text-properties officeooo:rsid="002d08a5" officeooo:paragraph-rsid="003132f7"/>
    </style:style>
    <style:style style:name="P28" style:family="paragraph" style:parent-style-name="Table_20_Contents">
      <style:paragraph-properties fo:text-align="justify" style:justify-single-word="false"/>
      <style:text-properties officeooo:rsid="002d1c44" officeooo:paragraph-rsid="002d1c44"/>
    </style:style>
    <style:style style:name="P29" style:family="paragraph" style:parent-style-name="Table_20_Contents">
      <style:paragraph-properties fo:text-align="justify" style:justify-single-word="false"/>
      <style:text-properties officeooo:rsid="002d1c44" officeooo:paragraph-rsid="002ebd1c"/>
    </style:style>
    <style:style style:name="P30" style:family="paragraph" style:parent-style-name="Table_20_Contents">
      <style:text-properties officeooo:rsid="002f7623" officeooo:paragraph-rsid="002f7623"/>
    </style:style>
    <style:style style:name="P31" style:family="paragraph" style:parent-style-name="Table_20_Contents">
      <style:paragraph-properties fo:text-align="justify" style:justify-single-word="false"/>
      <style:text-properties officeooo:rsid="002f7623" officeooo:paragraph-rsid="002f7623"/>
    </style:style>
    <style:style style:name="P32" style:family="paragraph" style:parent-style-name="Standard">
      <style:paragraph-properties fo:text-align="justify" style:justify-single-word="false"/>
      <style:text-properties officeooo:rsid="0017ea45" officeooo:paragraph-rsid="0017ea45"/>
    </style:style>
    <style:style style:name="P33" style:family="paragraph" style:parent-style-name="Standard">
      <style:paragraph-properties fo:text-align="center" style:justify-single-word="false"/>
      <style:text-properties fo:font-size="14pt" style:text-underline-style="none" fo:font-weight="bold" officeooo:rsid="0031f72a" officeooo:paragraph-rsid="003301a8" style:font-size-asian="14pt" style:font-weight-asian="bold" style:font-size-complex="14pt"/>
    </style:style>
    <style:style style:name="P34" style:family="paragraph" style:parent-style-name="Standard">
      <style:paragraph-properties fo:text-align="center" style:justify-single-word="false"/>
      <style:text-properties fo:font-weight="bold" officeooo:rsid="0037c5e8" officeooo:paragraph-rsid="0037c5e8" style:font-weight-asian="bold" style:font-weight-complex="bold"/>
    </style:style>
    <style:style style:name="P35" style:family="paragraph" style:parent-style-name="Standard">
      <style:text-properties officeooo:rsid="00294524" officeooo:paragraph-rsid="0017ea45"/>
    </style:style>
    <style:style style:name="P36" style:family="paragraph" style:parent-style-name="Standard">
      <style:paragraph-properties fo:text-align="center" style:justify-single-word="false"/>
      <style:text-properties officeooo:rsid="0017ea45" officeooo:paragraph-rsid="0031f72a"/>
    </style:style>
    <style:style style:name="T1" style:family="text">
      <style:text-properties officeooo:rsid="0034f49d"/>
    </style:style>
    <style:style style:name="T2" style:family="text">
      <style:text-properties fo:font-size="9pt" style:font-size-asian="9pt" style:font-size-complex="9pt"/>
    </style:style>
    <style:style style:name="T3" style:family="text">
      <style:text-properties style:font-name="Calibri" fo:font-size="10pt" style:font-name-asian="Calibri2" style:font-size-asian="10pt" style:font-name-complex="Calibri2" style:font-size-complex="10pt"/>
    </style:style>
    <style:style style:name="T4" style:family="text">
      <style:text-properties style:font-name="Calibri" fo:font-size="10pt" officeooo:rsid="003d3b6e" style:font-name-asian="Calibri2" style:font-size-asian="10pt" style:font-name-complex="Calibri2" style:font-size-complex="10pt"/>
    </style:style>
    <style:style style:name="T5" style:family="text">
      <style:text-properties style:font-name="Calibri" fo:font-size="10pt" officeooo:rsid="0031f72a" style:font-name-asian="Calibri2" style:font-size-asian="10pt" style:font-name-complex="Calibri2" style:font-size-complex="10pt"/>
    </style:style>
    <style:style style:name="T6" style:family="text">
      <style:text-properties style:font-name="Calibri" fo:font-size="10pt" officeooo:rsid="001ec0c8" style:font-name-asian="Calibri2" style:font-size-asian="10pt" style:font-name-complex="Calibri2" style:font-size-complex="10pt"/>
    </style:style>
    <style:style style:name="T7" style:family="text">
      <style:text-properties style:font-name="Calibri" fo:font-size="10pt" officeooo:rsid="003bd79e" style:font-name-asian="Calibri2" style:font-size-asian="10pt" style:font-name-complex="Calibri2" style:font-size-complex="10pt"/>
    </style:style>
    <style:style style:name="T8" style:family="text">
      <style:text-properties fo:font-size="10pt" style:font-size-asian="10pt" style:font-size-complex="10pt"/>
    </style:style>
    <style:style style:name="T9" style:family="text">
      <style:text-properties officeooo:rsid="001ee36b"/>
    </style:style>
    <style:style style:name="T10" style:family="text">
      <style:text-properties officeooo:rsid="00212ce8"/>
    </style:style>
    <style:style style:name="T11" style:family="text">
      <style:text-properties officeooo:rsid="00230de6"/>
    </style:style>
    <style:style style:name="T12" style:family="text">
      <style:text-properties officeooo:rsid="002385ca"/>
    </style:style>
    <style:style style:name="T13" style:family="text">
      <style:text-properties officeooo:rsid="0027663c"/>
    </style:style>
    <style:style style:name="T14" style:family="text">
      <style:text-properties officeooo:rsid="002b0917"/>
    </style:style>
    <style:style style:name="T15" style:family="text">
      <style:text-properties fo:font-weight="bold" style:font-weight-asian="bold" style:font-weight-complex="bold"/>
    </style:style>
    <style:style style:name="T16" style:family="text">
      <style:text-properties fo:font-weight="bold" officeooo:rsid="001ee36b" style:font-weight-asian="bold" style:font-weight-complex="bold"/>
    </style:style>
    <style:style style:name="T17" style:family="text">
      <style:text-properties fo:font-weight="bold" officeooo:rsid="00230de6" style:font-weight-asian="bold" style:font-weight-complex="bold"/>
    </style:style>
    <style:style style:name="T18" style:family="text">
      <style:text-properties fo:font-weight="bold" officeooo:rsid="002b0917" style:font-weight-asian="bold" style:font-weight-complex="bold"/>
    </style:style>
    <style:style style:name="T19" style:family="text">
      <style:text-properties fo:font-weight="bold" officeooo:rsid="002d3a6f"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2b0917" style:font-weight-asian="normal" style:font-weight-complex="normal"/>
    </style:style>
    <style:style style:name="T22" style:family="text">
      <style:text-properties officeooo:rsid="002d08a5"/>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officeooo:rsid="002d3a6f"/>
    </style:style>
    <style:style style:name="T26" style:family="text">
      <style:text-properties officeooo:rsid="002ebd1c"/>
    </style:style>
    <style:style style:name="T27" style:family="text">
      <style:text-properties officeooo:rsid="003132f7"/>
    </style:style>
    <style:style style:name="T28" style:family="text">
      <style:text-properties style:font-name="Calibri1" fo:language="fr" fo:country="FR" fo:font-weight="bold" style:font-name-asian="Calibri2" style:font-weight-asian="bold" style:font-name-complex="Calibri2"/>
    </style:style>
    <style:style style:name="T29" style:family="text">
      <style:text-properties style:font-name="Calibri1" fo:language="fr" fo:country="FR" fo:font-weight="bold" officeooo:rsid="003d3b6e" style:font-name-asian="Calibri2" style:font-weight-asian="bold" style:font-name-complex="Calibri2"/>
    </style:style>
    <style:style style:name="T30" style:family="text">
      <style:text-properties style:font-name="Calibri1" fo:language="fr" fo:country="FR" fo:font-weight="bold" officeooo:rsid="0034f49d" style:font-name-asian="Calibri2" style:font-weight-asian="bold" style:font-name-complex="Calibri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9">É</text:span><text:span text:style-name="T28">changes </text:span><text:span text:style-name="T30">avec les intervenants du projet</text:span></text:p>
      <text:p text:style-name="P33"/>
      <text:p text:style-name="P36"/>
      <table:table table:name="Tableau1" table:style-name="Tableau1">
        <table:table-column table:style-name="Tableau1.A"/>
        <table:table-column table:style-name="Tableau1.B"/>
        <table:table-row>
          <table:table-cell table:style-name="Tableau1.A1" office:value-type="string">
            <text:p text:style-name="P19">Date et heure</text:p>
          </table:table-cell>
          <table:table-cell table:style-name="Tableau1.B1" office:value-type="string">
            <text:p text:style-name="P34">Contenu de l’échange</text:p>
          </table:table-cell>
        </table:table-row>
        <table:table-row>
          <table:table-cell table:style-name="Tableau1.A2" office:value-type="string">
            <text:p text:style-name="P4">09/01/2017 à 9h00</text:p>
          </table:table-cell>
          <table:table-cell table:style-name="Tableau1.B2" office:value-type="string">
            <text:p text:style-name="P32">Entretien avec monsieur <text:span text:style-name="T15">Genthial</text:span> afin de valider le tutorat pour le semestre 4.</text:p>
          </table:table-cell>
        </table:table-row>
        <table:table-row>
          <table:table-cell table:style-name="Tableau1.A2" office:value-type="string">
            <text:p text:style-name="P4">09/01/2017 à 10h30</text:p>
          </table:table-cell>
          <table:table-cell table:style-name="Tableau1.B2" office:value-type="string">
            <text:p text:style-name="P5">Échange e-mail avec monsieur <text:span text:style-name="T15">Occello</text:span> (copie au client) afin de valider la possibilité de débuter la phase de développement.</text:p>
          </table:table-cell>
        </table:table-row>
        <table:table-row>
          <table:table-cell table:style-name="Tableau1.A2" office:value-type="string">
            <text:p text:style-name="P4">09/01/2017 à 10h35</text:p>
          </table:table-cell>
          <table:table-cell table:style-name="Tableau1.B2" office:value-type="string">
            <text:p text:style-name="P5">Échange e-mail avec madame <text:span text:style-name="T15">Metge</text:span> afin de fournir la liste des professeurs tuteurs pour le semestre 4 (copie au client).</text:p>
          </table:table-cell>
        </table:table-row>
        <table:table-row table:style-name="Tableau1.5">
          <table:table-cell table:style-name="Tableau1.A2" office:value-type="string">
            <text:p text:style-name="P6">10/01/2017 à 16h30</text:p>
          </table:table-cell>
          <table:table-cell table:style-name="Tableau1.B2" office:value-type="string">
            <text:p text:style-name="P7">Échange <text:span text:style-name="T9">e-mail </text:span>avec monsieur <text:span text:style-name="T15">Genthial</text:span> afin de mettre en place un réunion de notification d’état en milieu de semaine (Mercredi 11/01 à 14h15).</text:p>
          </table:table-cell>
        </table:table-row>
        <table:table-row>
          <table:table-cell table:style-name="Tableau1.A2" office:value-type="string">
            <text:p text:style-name="P6">11/01/2017 à 09h30</text:p>
          </table:table-cell>
          <table:table-cell table:style-name="Tableau1.B2" office:value-type="string">
            <text:p text:style-name="P7"><text:span text:style-name="T9">Entretien</text:span> avec monsieur <text:span text:style-name="T15">Raïevsky</text:span> afin d’avoir quelques conseils sur Android. </text:p>
          </table:table-cell>
        </table:table-row>
        <table:table-row>
          <table:table-cell table:style-name="Tableau1.A2" office:value-type="string">
            <text:p text:style-name="P8">11/01/2017 à 14h<text:span text:style-name="T9">00</text:span></text:p>
          </table:table-cell>
          <table:table-cell table:style-name="Tableau1.B2" office:value-type="string">
            <text:p text:style-name="P11">Entretien avec monsieur <text:span text:style-name="T15">Raïevsky</text:span> afin de déboguer le service Android.</text:p>
          </table:table-cell>
        </table:table-row>
        <table:table-row>
          <table:table-cell table:style-name="Tableau1.A2" office:value-type="string">
            <text:p text:style-name="P10">11/01/2017 à 14h15</text:p>
          </table:table-cell>
          <table:table-cell table:style-name="Tableau1.B2" office:value-type="string">
            <text:p text:style-name="P9">Réunion de notification <text:span text:style-name="T9">d’état</text:span> avec monsieur <text:span text:style-name="T16">G</text:span><text:span text:style-name="T15">enthial</text:span> <text:span text:style-name="T9">(R.A.S.).</text:span></text:p>
          </table:table-cell>
        </table:table-row>
        <table:table-row>
          <table:table-cell table:style-name="Tableau1.A2" office:value-type="string">
            <text:p text:style-name="P10">12/01/2017 à 10h30</text:p>
          </table:table-cell>
          <table:table-cell table:style-name="Tableau1.B2" office:value-type="string">
            <text:p text:style-name="P11">Entretien et tests avec monsieur <text:span text:style-name="T15">Jean</text:span> afin d’essayer de connecter la tablette de TMM à Android Studio.</text:p>
          </table:table-cell>
        </table:table-row>
        <table:table-row>
          <table:table-cell table:style-name="Tableau1.A2" office:value-type="string">
            <text:p text:style-name="P10">12/01/2017 à 11h00</text:p>
          </table:table-cell>
          <table:table-cell table:style-name="Tableau1.B2" office:value-type="string">
            <text:p text:style-name="P11">Échange e-mail avec monsieur <text:span text:style-name="T15">Massot</text:span> afin d’essayer de connecter la tablette.</text:p>
          </table:table-cell>
        </table:table-row>
        <table:table-row>
          <table:table-cell table:style-name="Tableau1.A2" office:value-type="string">
            <text:p text:style-name="P12">12/01/2017 à 15h30</text:p>
          </table:table-cell>
          <table:table-cell table:style-name="Tableau1.B2" office:value-type="string">
            <text:p text:style-name="P13">Entretien avec l’<text:span text:style-name="T15">équipe de TMM</text:span> afin d’exposer et de trouver des solutions à quelques problèmes rencontrés, de présenter un rapide état de l’avancement <text:span text:style-name="T10">de projet et</text:span> de demander des informations techniques. <text:span text:style-name="T11">Planification d’une réunion pour le 26/01/2017 à 14h30.</text:span></text:p>
          </table:table-cell>
        </table:table-row>
        <table:table-row>
          <table:table-cell table:style-name="Tableau1.A2" office:value-type="string">
            <text:p text:style-name="P14">19/01/2017 à 18h00</text:p>
          </table:table-cell>
          <table:table-cell table:style-name="Tableau1.B2" office:value-type="string">
            <text:p text:style-name="P15">Échange e-mail avec monsieur <text:span text:style-name="T15">Rotteleur</text:span> afin d’avoir plus de détails concernant le livrable « Gestion de projet » (pourcentage d’heures à mettre, <text:s/><text:span text:style-name="T12">concernant</text:span> la semaine banalisée, sur Gantt <text:span text:style-name="T13">P</text:span>roject).</text:p>
          </table:table-cell>
        </table:table-row>
        <table:table-row>
          <table:table-cell table:style-name="Tableau1.A2" office:value-type="string">
            <text:p text:style-name="P14">25/01/2017 à 09h00</text:p>
          </table:table-cell>
          <table:table-cell table:style-name="Tableau1.B2" office:value-type="string">
            <text:p text:style-name="P15">Échanges e-mail et oraux avec monsieur <text:span text:style-name="T15">Genthial</text:span> afin d’établir une réunion de Sprint n°1.</text:p>
          </table:table-cell>
        </table:table-row>
        <table:table-row>
          <table:table-cell table:style-name="Tableau1.A2" office:value-type="string">
            <text:p text:style-name="P14">26/01/2017 à 14h30</text:p>
          </table:table-cell>
          <table:table-cell table:style-name="Tableau1.B2" office:value-type="string">
            <text:p text:style-name="P15">Réunion de fin de Sprint n°1 <text:s/>avec monsieur <text:span text:style-name="T15">Massot</text:span>, chez TMM. Présentation du semestre 4 et du découpage en sprints. Détails du contenu des différents Sprints. Présentation du Sprint n°1 (prévisions et travail effectué), démonstration du contenu réalisé. Conseils quant au projet et planification d’une réunion <text:span text:style-name="T22">pour le</text:span> 09/02/2017 à 14h30.</text:p>
          </table:table-cell>
        </table:table-row>
        <table:table-row>
          <table:table-cell table:style-name="Tableau1.A2" office:value-type="string">
            <text:p text:style-name="P14">27/01/2017 à 14h45</text:p>
          </table:table-cell>
          <table:table-cell table:style-name="Tableau1.B2" office:value-type="string">
            <text:p text:style-name="P15">Réunion de fin de Sprint n°1 avec monsieur <text:span text:style-name="T15">Genthial</text:span>. Démonstration des créations en ce début de projet, résumé de la réunion avec le client, évocation du plan pour le Sprint n°2. Conseils de monsieur Genthial pour la continuation du projet.</text:p>
          </table:table-cell>
        </table:table-row>
        <text:soft-page-break/>
        <table:table-row>
          <table:table-cell table:style-name="Tableau1.A2" office:value-type="string">
            <text:p text:style-name="P24">03/02/2017 à 9h30</text:p>
          </table:table-cell>
          <table:table-cell table:style-name="Tableau1.B2" office:value-type="string">
            <text:p text:style-name="P25"><text:span text:style-name="T11">Échanges e-mail et oraux avec monsieur </text:span><text:span text:style-name="T17">Genthial</text:span><text:span text:style-name="T11"> afin d’établir une réunion de Sprint n°</text:span>2<text:span text:style-name="T11">.</text:span> </text:p>
          </table:table-cell>
        </table:table-row>
        <table:table-row>
          <table:table-cell table:style-name="Tableau1.A2" office:value-type="string">
            <text:p text:style-name="P20">09/02/2017 <text:span text:style-name="T11">à </text:span>14h30</text:p>
          </table:table-cell>
          <table:table-cell table:style-name="Tableau1.B2" office:value-type="string">
            <text:p text:style-name="P15">Réunion de fin de Sprint n°<text:span text:style-name="T14">2 </text:span>avec monsieur <text:span text:style-name="T15">Massot</text:span>, chez TMM. <text:span text:style-name="T14">Présentation de l’avancement du projet au niveau du Sprint 2. Présentation du plan pour les sprints 3 et 4. Conseils de la part de monsieur Massot. Présentation du projet et de l’avancée à un collaborateur de chez TMM. Planification de la prochaine réunion commune avec monsieur Genthial (Sprint n°3 et 4) <text:s/>pour le 10/03/2017 à 14h30.</text:span></text:p>
          </table:table-cell>
        </table:table-row>
        <table:table-row>
          <table:table-cell table:style-name="Tableau1.A2" office:value-type="string">
            <text:p text:style-name="P20">10/02/2017 <text:span text:style-name="T11">à </text:span>15h00</text:p>
          </table:table-cell>
          <table:table-cell table:style-name="Tableau1.B2" office:value-type="string">
            <text:p text:style-name="P16">Réunion de fin de Sprint n°<text:span text:style-name="T14">2</text:span> <text:s/>avec monsieur <text:span text:style-name="T18">Genthial </text:span><text:span text:style-name="T21">à l’IUT</text:span>. <text:span text:style-name="T14">Présentation des avancées techniques, des sprints passées (planning, heures…) et à venir. Conseils de monsieur Genthial du point de vue technique et gestion de projet (gestion du temps, recherche de ressources concernant le protocole SNMP…). Préparation de la réunion commune avec monsieur Massot à l’IUT pour le 10/03/2017 à 14h30.</text:span></text:p>
          </table:table-cell>
        </table:table-row>
        <table:table-row>
          <table:table-cell table:style-name="Tableau1.A2" office:value-type="string">
            <text:p text:style-name="P21">Du 10/02/2017 au 06/03/2017</text:p>
          </table:table-cell>
          <table:table-cell table:style-name="Tableau1.B2" office:value-type="string">
            <text:p text:style-name="P26">Divers échanges emails et <text:span text:style-name="T25">oraux</text:span> avec monsieur <text:span text:style-name="T15">Genthial</text:span> et monsieur <text:span text:style-name="T15">Massot</text:span> afin de préparer la réunion du 10/03/2017</text:p>
          </table:table-cell>
        </table:table-row>
        <table:table-row>
          <table:table-cell table:style-name="Tableau1.A2" office:value-type="string">
            <text:p text:style-name="P21">25/02/2017 à 19h30</text:p>
          </table:table-cell>
          <table:table-cell table:style-name="Tableau1.B2" office:value-type="string">
            <text:p text:style-name="P26">Envoi <text:span text:style-name="T25">par e-mail</text:span> du livrable n°1 de gestion de projet à monsieur <text:span text:style-name="T15">Rotteleur</text:span>. </text:p>
          </table:table-cell>
        </table:table-row>
        <table:table-row>
          <table:table-cell table:style-name="Tableau1.A2" office:value-type="string">
            <text:p text:style-name="P22">27/02/2017 et 02/03/2017 </text:p>
          </table:table-cell>
          <table:table-cell table:style-name="Tableau1.B2" office:value-type="string">
            <text:p text:style-name="P29">Demandes <text:span text:style-name="T26">par écrit et à l’oral </text:span>d’informations<text:span text:style-name="T26"> </text:span>complémentaires concernant le rapport de projet à monsieur <text:span text:style-name="T15">Desauza, </text:span><text:span text:style-name="T20">au niveau du contenu et de la forme</text:span>.</text:p>
          </table:table-cell>
        </table:table-row>
        <table:table-row>
          <table:table-cell table:style-name="Tableau1.A2" office:value-type="string">
            <text:p text:style-name="P22">06/03/2017 à 10h30</text:p>
          </table:table-cell>
          <table:table-cell table:style-name="Tableau1.B2" office:value-type="string">
            <text:p text:style-name="P28">Prise d’informations <text:span text:style-name="T25">par e-mail et à l’oral </text:span>au près de messieurs <text:span text:style-name="T23">Raïevsky </text:span><text:span text:style-name="T24">et </text:span><text:span text:style-name="T23">Genthial</text:span> concernant les interfaces réseaux d’Android pour l’outil de débogage de notre application.</text:p>
          </table:table-cell>
        </table:table-row>
        <table:table-row>
          <table:table-cell table:style-name="Tableau1.A2" office:value-type="string">
            <text:p text:style-name="P21">10/03/2017 à 14h30</text:p>
          </table:table-cell>
          <table:table-cell table:style-name="Tableau1.B2" office:value-type="string">
            <text:p text:style-name="P27">Réunion de Sprints n°3 et 4 avec messieurs <text:span text:style-name="T15">Massot</text:span> et <text:span text:style-name="T15">Genthial</text:span> à l’IUT de Valence. Présentation de l’avancée technique au cours de ces deux sprints et des vacances scolaires. Évocation des problèmes d’estimation de temps pour le projet. Présentation au point de vue gestion de projet (Gantt, sprints 3 et 4, préparation du Sprint 5 à venir, <text:span text:style-name="T27">affiche et</text:span> coûts). <text:span text:style-name="T27">Conseils et attentes de messieurs Massot et Genthial concernant la poursuite du projet (développement, création des livrables, réelle estimation du temps, transfert du code à TMM…).</text:span></text:p>
          </table:table-cell>
        </table:table-row>
        <table:table-row>
          <table:table-cell table:style-name="Tableau1.A2" office:value-type="string">
            <text:p text:style-name="P23">13/03/2017 à 09h30</text:p>
          </table:table-cell>
          <table:table-cell table:style-name="Tableau1.B2" office:value-type="string">
            <text:p text:style-name="P31">Demande d’informations <text:span text:style-name="T20">au</text:span> près de monsieur <text:span text:style-name="T15">Desauza</text:span> concernant la mise en forme et le contenu des livrables de documentation.</text:p>
          </table:table-cell>
        </table:table-row>
        <table:table-row>
          <table:table-cell table:style-name="Tableau1.A2" office:value-type="string">
            <text:p text:style-name="P23">14/03/2017 à 10h00</text:p>
          </table:table-cell>
          <table:table-cell table:style-name="Tableau1.B2" office:value-type="string">
            <text:p text:style-name="P31">Entretien avec madame <text:span text:style-name="T15">Metge</text:span> concernant la mise en forme et le contenu des livrables de documentation (développeur, déploiement et utilisateurs).</text:p>
          </table:table-cell>
        </table:table-row>
        <table:table-row>
          <table:table-cell table:style-name="Tableau1.A2" office:value-type="string">
            <text:p text:style-name="P17">16/03/2017 <text:s/><text:span text:style-name="T11">à </text:span>15h38</text:p>
          </table:table-cell>
          <table:table-cell table:style-name="Tableau1.B2" office:value-type="string">
            <text:p text:style-name="P18">Demandes d’information <text:span text:style-name="T25">au près de monsieur </text:span><text:span text:style-name="T19">Genthial</text:span>, par e-mail, concernant la forme et le contenu des livrables de documentation.</text:p>
          </table:table-cell>
        </table:table-row>
        <table:table-row>
          <table:table-cell table:style-name="Tableau1.A2" office:value-type="string">
            <text:p text:style-name="P30">17/03/2017 à 10h00</text:p>
          </table:table-cell>
          <table:table-cell table:style-name="Tableau1.B2" office:value-type="string">
            <text:p text:style-name="P31">Entretien avec monsieur <text:span text:style-name="T15">Raïevsky</text:span> concernant la mise en forme et le contenu des livrables de documentation (développeur, déploiement et utilisateurs).</text:p>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Calibri" fo:font-size="10pt" fo:language="fr" fo:country="FR" officeooo:rsid="003301a8" officeooo:paragraph-rsid="003301a8" style:font-name-asian="Calibri2" style:font-size-asian="10pt" style:font-name-complex="Calibri2" style:font-size-complex="10pt"/>
    </style:style>
    <style:style style:name="MP2" style:family="paragraph" style:parent-style-name="Standard">
      <style:paragraph-properties fo:margin-top="0cm" fo:margin-bottom="0cm" loext:contextual-spacing="false"/>
      <style:text-properties fo:language="fr" fo:country="FR" officeooo:paragraph-rsid="0031f72a"/>
    </style:style>
    <style:style style:name="MT1" style:family="text">
      <style:text-properties officeooo:rsid="0034f49d"/>
    </style:style>
    <style:style style:name="MT2" style:family="text">
      <style:text-properties style:font-name="Calibri" fo:font-size="10pt" style:font-name-asian="Calibri2" style:font-size-asian="10pt" style:font-name-complex="Calibri2" style:font-size-complex="10pt"/>
    </style:style>
    <style:style style:name="MT3" style:family="text">
      <style:text-properties style:font-name="Calibri" fo:font-size="10pt" officeooo:rsid="003bd79e" style:font-name-asian="Calibri2" style:font-size-asian="10pt" style:font-name-complex="Calibri2" style:font-size-complex="10pt"/>
    </style:style>
    <style:style style:name="MT4" style:family="text">
      <style:text-properties style:font-name="Calibri" fo:font-size="10pt" officeooo:rsid="0031f72a" style:font-name-asian="Calibri2" style:font-size-asian="10pt" style:font-name-complex="Calibri2" style:font-size-complex="10pt"/>
    </style:style>
    <style:style style:name="MT5" style:family="text">
      <style:text-properties style:font-name="Calibri" fo:font-size="10pt" officeooo:rsid="001ec0c8" style:font-name-asian="Calibri2" style:font-size-asian="10pt" style:font-name-complex="Calibri2" style:font-size-complex="10pt"/>
    </style:style>
    <style:style style:name="MT6" style:family="text">
      <style:text-properties fo:font-size="10pt" style:font-size-asian="10pt" style:font-size-complex="10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1" text:anchor-type="paragraph" svg:x="14.058cm" svg:y="-0.589cm" svg:width="2.422cm" svg:height="1.462cm" draw:z-index="1"><draw:image xlink:href="Pictures/100000000000016F000000DCC470DDB51714D6F3.jpg" xlink:type="simple" xlink:show="embed" xlink:actuate="onLoad"/></draw:frame><draw:frame draw:style-name="Mfr2" draw:name="Image2" text:anchor-type="paragraph" svg:x="0.305cm" svg:y="-0.66cm" svg:width="3.824cm" svg:height="1.538cm" draw:z-index="3"><draw:image xlink:href="Pictures/10000201000000C7000000501D1A812F4DF27FCA.png" xlink:type="simple" xlink:show="embed" xlink:actuate="onLoad"/></draw:frame>Échanges avec l<text:span text:style-name="MT1">es intervenants du projet</text:span></text:p>
        <text:p text:style-name="MP1"/>
        <text:p text:style-name="MP1"/>
      </style:header>
      <style:footer>
        <text:p text:style-name="MP2"><text:span text:style-name="MT2">Auteur : </text:span><text:span text:style-name="MT3">Dylan FAYANT</text:span><text:span text:style-name="MT2"><text:tab/><text:tab/><text:tab/> <text:s text:c="22"/>IUT Valence <text:tab/><text:tab/> <text:s text:c="26"/>Projets tutorés 2016-17 mis à jour le : </text:span><text:span text:style-name="MT4">17</text:span><text:span text:style-name="MT2">/</text:span><text:span text:style-name="MT5">0</text:span><text:span text:style-name="MT4">3</text:span><text:span text:style-name="MT2">/201</text:span><text:span text:style-name="MT5">7</text:span><text:span text:style-name="MT2"><text:tab/><text:tab/><text:tab/> <text:s text:c="23"/>Version </text:span><text:span text:style-name="MT4">3</text:span><text:span text:style-name="MT2">.1<text:tab/><text:tab/> <text:s text:c="23"/>P7 - Client SNMP Android<text:tab/><text:tab/><text:tab/><text:tab/><text:tab/><text:tab/><text:tab/><text:tab/><text:tab/><text:tab/><text:tab/><text:tab/> <text:s text:c="14"/></text:span><text:span text:style-name="MT6"><text:page-number text:select-page="current">2</text:page-number></text:span><text:span text:style-name="MT6">/</text:span><text:span text:style-name="MT6"><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1:25:20.829864605</meta:creation-date>
    <dc:date>2017-03-17T15:40:22.125459470</dc:date>
    <meta:editing-duration>PT4H59M</meta:editing-duration>
    <meta:editing-cycles>25</meta:editing-cycles>
    <meta:generator>LibreOffice/5.1.6.2$Linux_X86_64 LibreOffice_project/10m0$Build-2</meta:generator>
    <meta:document-statistic meta:table-count="1" meta:image-count="2" meta:object-count="0" meta:page-count="2" meta:paragraph-count="57" meta:word-count="811" meta:character-count="5310" meta:non-whitespace-character-count="4416"/>
  </office:meta>
</office:document-meta>
</file>